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5" style:family="paragraph" style:parent-style-name="Text_20_body" style:master-page-name="">
      <style:paragraph-properties fo:margin-left="0.4925in" fo:margin-right="0in" fo:text-indent="0in" style:auto-text-indent="false" style:page-number="auto" fo:keep-with-next="always"/>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style:font-name="Courier 10 Pitch" fo:font-size="10.5pt" style:font-size-asian="10.5pt" style:font-size-complex="10.5pt"/>
    </style:style>
    <style:style style:name="P11" style:family="paragraph" style:parent-style-name="Heading_20_1">
      <style:paragraph-properties fo:text-align="center"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esign considerations when implementing a MapReduce master</text:h>
      <text:p text:style-name="P3">Sampo Savolainen 2010</text:p>
      <text:p text:style-name="P3">Department of Computer Science, University of Helsinki</text:p>
      <text:p text:style-name="P1"/>
      <text:p text:style-name="P1">This is an account of the experience gathered when designing and implementing the master server for the BSMR project. This paper does not go through the MapReduce algorithm. Instead, the reader is expected to understand the computing algorithm.</text:p>
      <text:p text:style-name="P1">Undoubtedly the most important responsibility of the master is to distribute the MapReduce tasks to workers. While the main workload is naturally on the workers and their dependability is crucial for the clusters performance, there are many important details that go into designing the master. In BSMR, the dependability of the workers is questionable, which required special attention to certain aspects of the design. The focus here is on aspects that were thought important for the BSMR master, but they may also help with the design of other MapReduce master servers.</text:p>
      <text:p text:style-name="P1"/>
      <text:p text:style-name="P1">MapReduce:<text:tab/><text:a xlink:type="simple" xlink:href="http://labs.google.com/papers/mapreduce.html">http://labs.google.com/papers/mapreduce.html</text:a></text:p>
      <text:p text:style-name="P1">BSMR:<text:tab/><text:a xlink:type="simple" xlink:href="http://code.google.com/p/bsmr">http://code.google.com/p/bsmr</text:a></text:p>
      <text:p text:style-name="Standard"/>
      <text:h text:style-name="Heading_20_3" text:outline-level="3">Design basics</text:h>
      <text:p text:style-name="Text_20_body">The BSMR was designed to be as stateless as possible. While the master naturally keeps track of <text:s/>acknowledged work, it does not try to keep track of what each worker is doing at a certain time. The master must be able to queue multiple MapReduce jobs and keep history of finished jobs. </text:p>
      <text:p text:style-name="Text_20_body">The master is only reactive when a job is being processed. It will not send out new tasks to workers unless the worker acknowledges it has done the task previously appointed to it. The master is proactive only when a new job is started or when the last queued job has been finished.</text:p>
      <text:p text:style-name="Text_20_body">Workers can compute map tasks autonomously. However, when reducing the worker needs to request the locations intermediate map results from the master.</text:p>
      <text:h text:style-name="Heading_20_3" text:outline-level="3">Time</text:h>
      <text:p text:style-name="Text_20_body">Decisions in the master are made based on the availability of workers which depends on time. Thus the master uses a single constant timestamp for the duration of one message. This is achieved by storing the current time into a thread local object. The value of this object is then used by all operations when they require the current time.</text:p>
      <text:p text:style-name="P10">void TimeContext.markTime();</text:p>
      <text:p text:style-name="P10">long TimeContext.now();</text:p>
      <text:p text:style-name="P8">Using a constant timestamp during all operations eliminates the possibility of conflicting test results.</text:p>
      <text:h text:style-name="Heading_20_3" text:outline-level="3"><text:soft-page-break/>Worker state</text:h>
      <text:p text:style-name="Text_20_body">As reducers need access to the intermediate data stored at each mapper, it is necessary to have a heuristic to judge whether workers are reachable or not. With browsers as workers, one can assume workers can be located far from each other. TCP timeout is far too slow to rely on to filter out quietly failed clients (routes failing, power outages, etc.).</text:p>
      <text:p text:style-name="Text_20_body">This problem was solved by having the workers send a periodic heartbeat message to the master. If the master fails to receive a heartbeat message from the worker in a relatively short period of time (configurable per job), that worker is assumed unavailable. The worker might still wake up, but during the time it is unavailable, all its acknowledgments for map tasks are considered void. Thus all map tasks only it had done need to be recomputed.</text:p>
      <text:p text:style-name="Text_20_body">With experimental browser code, one must also account for clients which do not behave in a sensible fashion. To address this problem, the master keeps track of when a worker has last acknowledged data. The job specifies an acknowledgment timeout parameter. If this timeout is exceeded, the worker is considered dead, and all its acknowledgments for map tasks are considered void. Again, all map tasks only it had computed need to be redone. Similarly to unavailable workers, dead workers can also wake up and rejoin the cluster. The differentiation between the two states is for internal logic and debugging purposes.</text:p>
      <text:p text:style-name="Text_20_body">Note that each acknowledgment message also behaves as a heartbeat message. Thus the worker can reset its heartbeat timer when sending an acknowledgment message. This allows to reduce the amount of messaging between the worker and master. </text:p>
      <text:h text:style-name="Heading_20_3" text:outline-level="3">Distributing tasks</text:h>
      <text:p text:style-name="Text_20_body">Tasks for workers are chosen simply by selecting a non-acknowledged split or partition. There is an internal pointer which points to the next split or partition to be tasked to a worker. This pointer is moved every time a task is given to a worker. Partition tasks are sent out only after all map tasks have been done by workers that are currently available.</text:p>
      <text:p text:style-name="Text_20_body">Having multiple workers execute a single task does not invalidate the results, so tasks are re-appointed when all remaining unacknowledged tasks have already been appointed to workers.</text:p>
      <text:p text:style-name="Text_20_body">Workers are assigned a new task on the following triggers:</text:p>
      <text:list xml:id="list1816679432" text:style-name="L1">
        <text:list-item>
          <text:p text:style-name="P6">When a worker acknowledges a task, a new task will be appointed to it.</text:p>
        </text:list-item>
        <text:list-item>
          <text:p text:style-name="P6">When a job is finished, the next one is started and each worker will get a task to compute. These messages will be staggered to avoid synchronization of workers. All workers starting to map at the same time can easily overload the filesystem in use.</text:p>
        </text:list-item>
      </text:list>
      <text:p text:style-name="Text_20_body">If at either step the master decides there is no more work to do (no queued job and the current one is finished), the master will send an idle task to all workers. In this state the workers will continue sending out heartbeats, but they will not do any computation or data retrieval.</text:p>
      <text:p text:style-name="Standard">There is no cue in the master to preempt mappers at the moment all map tasks have been computed. In some scenarios this could give an increase in performance as all workers would immediately start reducing instead of re-mapping splits. However in a system where confidence towards workers is low, it is considered a good idea to have at least some splits mapped by multiple workers. Also, synchronization of reduce tasks can potentially cause performance issues in workers serving intermediate results to other workers.</text:p>
      <text:h text:style-name="Heading_20_3" text:outline-level="3"><text:soft-page-break/>Keeping track of acknowledged splits</text:h>
      <text:p text:style-name="Text_20_body">Tracking acknowledged splits requires the master to store a set of workers who have completed a task per split. When the master is selecting a new task to a worker, it must first check whether all splits are done. It must go through all splits and check whether each split has been acknowledged by a worker that is currently available. The current implementation uses a filter class (AvailableWorkerSet) which implements a sufficient subset of the the Java Set <text:s/>interface. This filter provides access to the underlying data structure but filters out any unavailable or dead workers. (more on this in the next topic)</text:p>
      <text:p text:style-name="Text_20_body">This is a non-optimal solution. A better solution could provide an edge when computing jobs with a large number of splits and workers. </text:p>
      <text:h text:style-name="Heading_20_3" text:outline-level="3">Reducing – finding neighbors</text:h>
      <text:p text:style-name="Text_20_body">To reduce data, workers need the intermediate data computed by mappers. To get the data they need to be able to communicate with each other using WebSockets. When a reducer asks where to find a certain split, the master provides a list of worker URLs where that split can be found at.</text:p>
      <text:p text:style-name="Text_20_body">BSMR is designed to work in heterogeneous networks where some workers can be behind NAPT firewalls. This means that a worker which is alive and well, may be unreachable to some or all other workers. Each worker keeps a record of URLs they were unable to reach. This list is provided to the master when acknowledging new work. The master uses this transient list of unreachable workers as a further method of filtering the sets of workers that have acknowledged a split. This list never affects the global state of the server.</text:p>
      <text:p text:style-name="Text_20_body">When reducing a partition, a worker might notice it cannot reach any of the URLs for a split required for the task. It then communicates the unreachable URLs to the master. The master will then, as per the last topic, see this split as not acknowledged (but only from the view point of this particular worker) and send out a map task for the worker to map this particular split.</text:p>
      <text:p text:style-name="Text_20_body">This mechanism will allow a cluster of workers to complete a MapReduce job even if there are communication problems between workers. A real world example of this would be a cluster where one part of the workers reside in an internal network behind a NAPT firewall while other workers are directly connected to the Internet. Both subgroups will map all splits, but the reduce tasks will be divided evenly among the two groups. The performance will be hindered, but it demonstrates the robustness of the algorithm. </text:p>
      <text:h text:style-name="Heading_20_3" text:outline-level="3">Locking</text:h>
      <text:p text:style-name="Text_20_body">Task selection is influenced by both incoming acknowledgments and the tasks the master has selected for workers previously. Locking is naturally required to achieve this without conflicts and unnecessary re-computation of parts of the MapReduce job.</text:p>
      <text:p text:style-name="Text_20_body">The lock strategy in the BSMR master is conservative due to project time constraints. All core operations are done while holding a master wide mutex. Message parsing, heartbeat messages and network access (sending tasks) are the main exceptions here. </text:p>
      <text:p text:style-name="Text_20_body">There are however some methods that could be investigated if the current locking policy becomes a bottleneck. The first one discussed here deals with issues caused by bunched acknowledgments leading to work being redone unnecessarily. The second is a step towards non-blocking message processing.</text:p>
      <text:p text:style-name="P2"/>
      <text:p text:style-name="P5"><text:soft-page-break/>Acknowledgment barrier</text:p>
      <text:p text:style-name="P4">When multiple acknowledgments come in at the same time, it would make sense to update the job state according to all these acknowledgments before selecting new work for the workers. To achieve this, incoming ack messages need to be counted before they enter the part where job state is updated. All request threads would then wait at a synchronization barrier which would open only after all acknowledgments are done.</text:p>
      <text:p text:style-name="P5">Task queues</text:p>
      <text:p text:style-name="P4">When a job is started, the master could build queues for map tasks and reduce tasks. These queues will contain all tasks required for this job. To appoint a task to a worker, the master will simply pop the first task from the map queue. If the queue is empty (and no worker has a map task as its current task), the task is selected from the partition queue. These queues can be implemented as (at least nearly) lock-free structures so the master requires no global lock.</text:p>
      <text:p text:style-name="P4">The selected task would be stored as the workers current task in the masters bookkeeping. When the worker acknowledges this task the current task can be cleared. When a worker becomes unavailable or dead, the stored current task and acknowledged map tasks need to be returned to the original queue. If an unavailable or dead worker becomes responsive again, the map tasks the worker has computed can again be removed from the map queue.</text:p>
      <text:p text:style-name="P4">When reducing, the master needs to reply to queries about the location of a certain intermediate map result. To read this information, the worker state which contains data about which map tasks they have done has to support multiple concurrent readers but taking into account that the structure might get written into during the reduce phase. This is because a single worker might have to re-map a split or a vanished worker might throw the entire job back into map phase.</text:p>
      <text:p text:style-name="P4">While normal operations can be achieved with few locks, worker invalidation and re-validation procedures might still require more extensive locking.</text:p>
      <text:p text:style-name="P9">This method however violates the original design of the BSMR master as it requires keeping state of what each worker is doing. It also needs additional planning work to keep workers busy while waiting for the last map tasks to be done after they have been passed to a worker once. As the original MapReduce paper points out, it is important to avoid having the entire cluster waiting for a single worker. Stragglers caused by faulty hardware or slow network connections can otherwise degrade the performance of the entire cluster.</text:p>
      <text:h text:style-name="Heading_20_3" text:outline-level="3">Messaging</text:h>
      <text:p text:style-name="Text_20_body">As the master is reactive, most messaging is done in the basic request-response manner. This means that the worker sends an acknowledgment for a task it has done, this is parsed, the state of the job is updated, a new task is selected and this is sent back to the worker. There are however some cases where the correct response for the master is to send messages to all workers. These cases are handled by a separate thread allocated for the purpose.</text:p>
      <text:p text:style-name="Text_20_body">When the worker acknowledges the last remaining task of a job, the master will mark that job as finished and starts the next job. If there is no queued job, the master will send a pause message to all workers. If there is a next job, workers will be sent the first tasks for that job. While pause messages are sent as fast as possible, the tasks are sent staggered with a one second delay between each message.</text:p>
      <text:p text:style-name="Text_20_body"><text:soft-page-break/>In both special cases the messaging is done by queuing the messages for a separate asynchronous sender to send. This AsyncSender is shared by all workers and it has a thread which is used to send the queued messages. The asynchronous queue is used to help with problems caused by networking problems like vanishing routes or endpoints. </text:p>
      <text:p text:style-name="Text_20_body">A worker might however send a heartbeat or an acknowledgment for the previous job while a task for it is waiting in the sender queue. Typically the correct response is to send a new task for the worker, but in this case special attention is required:</text:p>
      <text:list xml:id="list1032908049" text:style-name="L2">
        <text:list-item>
          <text:p text:style-name="P7">Every time a synchronous message is sent to a worker, the all messages for this worker are removed from the message queue.</text:p>
        </text:list-item>
        <text:list-item>
          <text:p text:style-name="P7">A worker heartbeat might reveal the worker to be idle while there is a running (newly started) job. The typical response in this situation is to send a new task to the worker. However, if there is a queued message for the worker, the heartbeat message will not cause further actions. Therefore the worker will receive the first task for this job only after the AsyncSender sends the queued task to the worker.</text:p>
        </text:list-item>
      </text:list>
      <text:p text:style-name="Text_20_body">Because of network delays and operating system buffering, this logic can never be perfect, but having the same task done more than once, double-tasking, does not invalidate the computation. This system is an attempt to minimize disruptions that would be caused by double-tasking a worker. </text:p>
      <text:h text:style-name="Heading_20_3" text:outline-level="3">Console</text:h>
      <text:p text:style-name="Text_20_body">All attached consoles get a periodic update of the current state of the master. To get a coherent state, gathering this information requires the notifier thread to take hold of the master mutex for the duration of creating the message. This message is then sent to all consoles via the same asynchronous messaging method discussed in the previous topic. However, as one can assume there are not that many consoles attached to the master, each console has its own AsyncSender and thus its own thread.</text:p>
      <text:p text:style-name="Text_20_body">In addition to the status information, the console can queue jobs and remove jobs. Both operations require the master mutex during. The job to be removed can be a queued job, a finished job or even the running job. If it is the running job, the job will be immediately interrupted and the next job in the queue will be started. These operations on the job queue will trigger the master to worker communications discussed ear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po Savolainen</meta:initial-creator>
    <meta:creation-date>2010-12-30T15:34:29</meta:creation-date>
    <dc:date>2010-12-31T17:38:09</dc:date>
    <dc:creator>Sampo Savolainen</dc:creator>
    <meta:editing-duration>PT13H57M37S</meta:editing-duration>
    <meta:editing-cycles>120</meta:editing-cycles>
    <meta:generator>OpenOffice.org/3.2$Unix OpenOffice.org_project/320m12$Build-9483</meta:generator>
    <meta:document-statistic meta:table-count="0" meta:image-count="0" meta:object-count="0" meta:page-count="5" meta:paragraph-count="60" meta:word-count="2485" meta:character-count="14713"/>
  </office:meta>
</office:document-meta>
</file>